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start" style:justify-single-word="false"/>
      <style:text-properties style:text-underline-style="none" fo:background-color="#ffff00"/>
    </style:style>
    <style:style style:name="P5" style:family="paragraph" style:parent-style-name="Standard">
      <style:paragraph-properties fo:text-align="center" style:justify-single-word="false"/>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ire d'Empire of Steam</text:p>
      <text:p text:style-name="P1"/>
      <text:p text:style-name="P2">Nous sommes en 1980, 19 ans après l'avènement , l'utilité du pétrole et l'électricité tel qu'on le connais aujourd'hui n'ont jamais été découvert.</text:p>
      <text:p text:style-name="P2">L'humanité a évolué en fonction, les machines a vapeurs font partie intégrante de leur vie. Ces machines peuvent être d'une complexité étonnante et avoir une utilité qui l'est tout autant !</text:p>
      <text:p text:style-name="P2"/>
      <text:p text:style-name="P2">Une évolution majeure est malgré tout arrivé, la découverte d'une substance organique appelée l'ECOOIL (se dit « écoyle ») à changé l'avenir de chaque homme. En effet, cette substance permet aux machines à vapeur de communiquée entre elle, depuis, rare sont devenue les pannes de rouages puisque elles peuvent désormais se réparée elle même.</text:p>
      <text:p text:style-name="P2"/>
      <text:p text:style-name="P2">Découverte par hasard dans une région de l'Allégorie, l'homme l'étudie depuis sa découverte et il est possible aujourd'hui de crée de l'ECOOIL synthétique, cependant celle ci se consomme beaucoup plus vite que l'originale. Une course à l'ECOOIL naturel est désormais lancée, pour cause, cela fait 2 ans que la source originelle est épuisée par l'abus des hommes qui ne pensais qu'a leur bien être !</text:p>
      <text:p text:style-name="P2"/>
      <text:p text:style-name="P2">SteamEmpire Incorporation, géant industriel, disparu depuis, à mis au point une machine permettant d'utiliser les vertus de l'ECOOIL à des fin militaires, le STEAMER (se dit « stimeur »).</text:p>
      <text:p text:style-name="P2">Celle ci, permet à un homme de donner des ordres, l'ECOOIL passe donc les informations aux unités qui sont équipée d'un récepteur contenant une infime quantité d'ECOOIL naturel.</text:p>
      <text:p text:style-name="P2"/>
      <text:p text:style-name="P2">Cela permet d'obtenir un rendu du champ de bataille via son interface, à l'instar des maquettes qu'utilisaient les grands stratège comme Napoléon.</text:p>
      <text:p text:style-name="P2"/>
      <text:p text:style-name="P2">C'est dû en partie à cela que la guerre nommée « Empire of Steam » prit forme. En effet avant l'invention du STEAMER, les hommes se battaient chacun pour sois, étaient désorganisée et inutile de vous dire que c'était les plus forts qui raignait !</text:p>
      <text:p text:style-name="P2">Désormais, il leur est possible de se battre pour survivre malgré les milliers d'hommes, femmes et enfants ont succombé !</text:p>
      <text:p text:style-name="P2"/>
      <text:p text:style-name="P2">Vous êtes l'une des rares personnes possédant un STEAMER, lié à vous par son cœur, qui ne reconnais que vous, il est alimenté par une quantité d'ECOOIL naturel assez conséquente (par rapport à ce qu'il reste sur la planète.)</text:p>
      <text:p text:style-name="P2">Chaque STEAMER est unique et il est impossible de le cassé sous peine de perdre la précieuse substance !</text:p>
      <text:p text:style-name="P2"/>
      <text:p text:style-name="P2">Que vous soyez un ancien militaire ou un enfant ayant reçu son STEAMER par grand-père, vous faites désormais partie de l'élite, vous vivez désormais pour protéger votre village et ceux qui vous tiennent a cœur !</text:p>
      <text:p text:style-name="P2"/>
      <text:p text:style-name="P2">A vous de jouer ! (pour impliquer le joueur).</text:p>
      <text:p text:style-name="P2"/>
      <text:p text:style-name="P2">NOTE: on pourrai même permettre a chaque joueur d'écrire son histoire, faire un rôle play !</text:p>
      <text:p text:style-name="P2"/>
      <text:p text:style-name="P2"/>
      <text:p text:style-name="P2"/>
      <text:p text:style-name="P2"/>
      <text:p text:style-name="P2"/>
      <text:p text:style-name="P2"/>
      <text:p text:style-name="P2"/>
      <text:p text:style-name="P2"/>
      <text:p text:style-name="P2"><text:soft-page-break/></text:p>
      <text:p text:style-name="P2"/>
      <text:p text:style-name="P2">GRREG</text:p>
      <text:p text:style-name="P2"/>
      <text:p text:style-name="P1"/>
      <text:p text:style-name="P2">Nous sommes en 1980, 19 ans après l'avènement, l'utilité du pétrole et l'électricité tel qu'on le connais aujourd'hui n'ont jamais été découvert.</text:p>
      <text:p text:style-name="P2">L'humanité a évolué en fonction, les machines à vapeur font partie intégrante de notre vie. Ces machines peuvent être d'une complexité étonnante et avoir une utilité qui l'est tout autant !</text:p>
      <text:p text:style-name="P2"/>
      <text:p text:style-name="P4">Il y a maintenant 63 ans, le scientifique allemand Ainstain à découvert accidentellement une substance aux facultés extraordinaire : le Sylonium. Ce produit est cap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7:26:19.98</meta:creation-date>
    <dc:date>2010-01-29T19:55:49.63</dc:date>
    <meta:editing-duration>PT01H00M57S</meta:editing-duration>
    <meta:editing-cycles>14</meta:editing-cycles>
    <meta:generator>OpenOffice.org/3.1$Win32 OpenOffice.org_project/310m11$Build-9399</meta:generator>
    <meta:document-statistic meta:table-count="0" meta:image-count="0" meta:object-count="0" meta:page-count="2" meta:paragraph-count="19" meta:word-count="519" meta:character-count="3160"/>
  </office:meta>
</office:document-meta>
</file>